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Times new" svg:font-family="'Times new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variant="normal" fo:text-transform="none" fo:color="#000000" style:font-name="Times new" fo:font-size="14pt" fo:letter-spacing="normal" fo:font-style="normal" fo:font-weight="bold" officeooo:rsid="001f7709" officeooo:paragraph-rsid="001f770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" fo:font-size="12pt" officeooo:rsid="001f7709" officeooo:paragraph-rsid="001f7709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" fo:font-size="14pt" officeooo:rsid="001f7709" officeooo:paragraph-rsid="001f770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" fo:font-size="14pt" officeooo:rsid="00204d99" officeooo:paragraph-rsid="00204d99" style:font-size-asian="14pt" style:font-size-complex="14pt"/>
    </style:style>
    <style:style style:name="P5" style:family="paragraph" style:parent-style-name="Text_20_body" style:list-style-name="L1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000000" style:font-name="Times new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000000" style:font-name="Times new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top="0cm" fo:margin-bottom="0.247cm" loext:contextual-spacing="false" fo:text-align="justify" style:justify-single-word="false" fo:orphans="2" fo:widows="2"/>
      <style:text-properties fo:font-variant="normal" fo:text-transform="none" fo:color="#000000" style:font-name="Times new" fo:font-size="12pt" fo:letter-spacing="normal" fo:font-style="normal" fo:font-weight="normal" officeooo:rsid="001f7709" officeooo:paragraph-rsid="001f7709" style:font-size-asian="12pt" style:font-size-complex="12pt"/>
    </style:style>
    <style:style style:name="P8" style:family="paragraph" style:parent-style-name="Text_20_body">
      <style:paragraph-properties fo:margin-top="0cm" fo:margin-bottom="0.247cm" loext:contextual-spacing="false" fo:text-align="justify" style:justify-single-word="false" fo:orphans="2" fo:widows="2"/>
    </style:style>
    <style:style style:name="P9" style:family="paragraph" style:parent-style-name="Text_20_body">
      <style:paragraph-properties fo:margin-top="0cm" fo:margin-bottom="0.247cm" loext:contextual-spacing="false" fo:text-align="justify" style:justify-single-word="false" fo:orphans="2" fo:widows="2" style:writing-mode="lr-tb"/>
      <style:text-properties fo:color="#000000" style:font-name="Times new" fo:font-size="12pt" style:font-size-asian="12pt" style:font-size-complex="12pt"/>
    </style:style>
    <style:style style:name="T1" style:family="text">
      <style:text-properties fo:font-variant="normal" fo:text-transform="none" fo:color="#000000" style:font-name="Times new" fo:font-size="12pt" fo:letter-spacing="normal" fo:font-style="normal" fo:font-weight="bold" style:font-size-asian="12pt" style:font-size-complex="12pt"/>
    </style:style>
    <style:style style:name="T2" style:family="text">
      <style:text-properties officeooo:rsid="002219ce"/>
    </style:style>
    <style:style style:name="T3" style:family="text">
      <style:text-properties officeooo:rsid="002340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JC3013715</text:p>
      <text:p text:style-name="P3">Vanessa Helena Lima Diniz</text:p>
      <text:p text:style-name="P4">Web </text:p>
      <text:p text:style-name="P2"/>
      <text:h text:style-name="P1" text:outline-level="2"><text:bookmark text:name="yui_3_17_2_1_1619388632766_39"/>Projeto web responsivo</text:h>
      <text:section text:style-name="Sect1" text:name="intro">
        <text:section text:style-name="Sect1" text:name="yui_3_17_2_1_1619388632766_44">
          <text:p text:style-name="P9"><text:bookmark text:name="yui_3_17_2_1_1619388632766_43"/>Fazer um projeto web, para desenvolver a estrutura de um site com tema de escolha do aluno. O projeto deve conter os seguintes itens:</text:p>
          <text:list xml:id="list2967360983" text:style-name="L1">
            <text:list-item>
              <text:p text:style-name="P5">Descrição textual do projeto, incluindo "Histórias de Usuários" para apresentar a funcionalidade do site do ponto de vista do usuário final</text:p>
            </text:list-item>
            <text:list-item>
              <text:p text:style-name="P5">Um conjunto de Wireframes dos layouts das páginas do site, indicando a interligação destas páginas, para 3 dimensões diferentes de display</text:p>
            </text:list-item>
          </text:list>
          <text:p text:style-name="P8"><text:span text:style-name="Strong_20_Emphasis"><text:span text:style-name="T1">Importante:</text:span></text:span></text:p>
          <text:list xml:id="list2134798266" text:style-name="L2">
            <text:list-item>
              <text:p text:style-name="P6">O projeto deve ser enviado compactado</text:p>
            </text:list-item>
            <text:list-item>
              <text:p text:style-name="P6">O projeto pode ser feito em dupla ou só</text:p>
            </text:list-item>
          </text:list>
        </text:section>
      </text:section>
      <text:p text:style-name="P2"/>
      <text:p text:style-name="P7">Descrição textual do projeto: <text:span text:style-name="T2">A ideia é sobre um site financeiro em que os clientes entram no site para se informarem sobre cotação de moedas, corretoras para investir e sobre como gerenciar <text:s/>os seus investimentos. </text:span><text:span text:style-name="T3">Terá indices da bolsa de valores e página para contato, para envio de duvidas. </text:span></text:p>
      <text:p text:style-name="P7"/>
      <text:p text:style-name="P7">Wireframes: Em anexo, home page nas dimensões para Desktop, Table e Celular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Times new" svg:font-family="'Times new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21:43:00.836674798</meta:creation-date>
    <dc:date>2021-04-25T22:02:40.629367938</dc:date>
    <meta:editing-duration>PT19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56" meta:character-count="932" meta:non-whitespace-character-count="788"/>
  </office:meta>
</office:document-meta>
</file>